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6" style:family="text">
      <style:text-properties style:use-window-font-color="true" style:font-name="Liberation Mono1" fo:font-size="18pt" fo:language="pt" fo:country="BR" fo:font-style="normal" style:text-underline-style="none" style:font-name-asian="Arial Unicode MS1" style:font-size-asian="18pt" style:language-asian="ar" style:country-asian="SA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3: python científico</text:span></text:p>
            <text:p text:style-name="P4"><text:span text:style-name="T4">Métodos numéricos:</text:span></text:p>
            <text:p text:style-name="P4"><text:span text:style-name="T5">biseção </text:span><text:span text:style-name="T6">(from scipy.optimize import bisect)</text:span></text:p>
            <text:p text:style-name="P4"><text:span text:style-name="T5">polinômios </text:span><text:span text:style-name="T6">(from numpy import roo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4:09:17.757430581</dc:date>
    <meta:editing-duration>PT6H31M48S</meta:editing-duration>
    <meta:editing-cycles>37</meta:editing-cycles>
    <meta:generator>LibreOffice/5.1.6.2$Linux_X86_64 LibreOffice_project/10m0$Build-2</meta:generator>
    <meta:document-statistic meta:object-count="33"/>
  </office:meta>
</office:document-meta>
</file>